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=========================================</text:p>
      <text:p text:style-name="Preformatted_20_Text">A) <text:s/>Video 1 <text:s/>https://youtu.be/ANF1X42_ae4 </text:p>
      <text:p text:style-name="Preformatted_20_Text">=========================================</text:p>
      <text:p text:style-name="Preformatted_20_Text"/>
      <text:p text:style-name="Preformatted_20_Text">1. Git salva instantáneas de nuestros ficheros (código + descripción)</text:p>
      <text:p text:style-name="Preformatted_20_Text"><text:s text:c="6"/>Instantánea-0</text:p>
      <text:p text:style-name="Preformatted_20_Text"><text:s text:c="6"/>Instantánea-1</text:p>
      <text:p text:style-name="Preformatted_20_Text"><text:s text:c="6"/>....</text:p>
      <text:p text:style-name="Preformatted_20_Text"><text:s text:c="6"/>Instantánea-n</text:p>
      <text:p text:style-name="Preformatted_20_Text"><text:s text:c="3"/>Se puede volver a una instantánea anterior</text:p>
      <text:p text:style-name="Preformatted_20_Text"><text:s text:c="3"/></text:p>
      <text:p text:style-name="Preformatted_20_Text">2. Una aplicación está formada por muchos archivos</text:p>
      <text:p text:style-name="Preformatted_20_Text"><text:s text:c="3"/>(por ejemplo, si trabajamos con un FrameWork)</text:p>
      <text:p text:style-name="Preformatted_20_Text"><text:s text:c="3"/>Necesitamos una instantánea fija de muchos archivos</text:p>
      <text:p text:style-name="Preformatted_20_Text"><text:s text:c="3"/>(Git toma una instantánea de todos los archivos)</text:p>
      <text:p text:style-name="Preformatted_20_Text"><text:s text:c="3"/></text:p>
      <text:p text:style-name="Preformatted_20_Text">3. Git permite crear ramas</text:p>
      <text:p text:style-name="Preformatted_20_Text"><text:s text:c="3"/>Un programa o aplicación se puede dividir en varias ramas o flujos de</text:p>
      <text:p text:style-name="Preformatted_20_Text"><text:s text:c="3"/>trabajo.</text:p>
      <text:p text:style-name="Preformatted_20_Text"><text:s text:c="3"/>En una aplicación pueden trabajar varios programadores.</text:p>
      <text:p text:style-name="Preformatted_20_Text"><text:s text:c="3"/>Así cada programador se centra en uno de los flujos de trabajo o ramas.</text:p>
      <text:p text:style-name="Preformatted_20_Text"><text:s text:c="3"/>Cada programador hace instantáneas de sus ramas.</text:p>
      <text:p text:style-name="Preformatted_20_Text"><text:s text:c="3"/></text:p>
      <text:p text:style-name="Preformatted_20_Text">4. Git después puede unir o fusionar las diferentes ramas de una aplicación </text:p>
      <text:p text:style-name="Preformatted_20_Text"><text:s text:c="3"/>en una única rama.</text:p>
      <text:p text:style-name="Preformatted_20_Text"><text:tab/> <text:s/></text:p>
      <text:p text:style-name="Preformatted_20_Text">5. Git, al fusionar las diferentes ramas, puede detectar conflictos</text:p>
      <text:p text:style-name="Preformatted_20_Text"><text:s text:c="3"/>(ejemplo: dos programadores hacen modificaciones en una misma parte de la</text:p>
      <text:p text:style-name="Preformatted_20_Text"><text:s text:c="4"/>aplicación. Git detecta este conflicto y lo intenta solucionar)</text:p>
      <text:p text:style-name="Preformatted_20_Text"/>
      <text:p text:style-name="Preformatted_20_Text">6. Git aumenta su potencia al unirse con GitHub.</text:p>
      <text:p text:style-name="Preformatted_20_Text"><text:s text:c="3"/>Se descarga Git y se instala. Lo importante es la Consola de Git.</text:p>
      <text:p text:style-name="Preformatted_20_Text"><text:s text:c="3"/>Visual Studio Code es un IDE que está preparado para trabajar con Git.</text:p>
      <text:p text:style-name="Preformatted_20_Text"><text:s text:c="3"/>Pildoras Informáticas lugar donde están estos vídeos sobre Gi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B) <text:s/>Video 2 <text:s/>https://youtu.be/qk-GWtcdQek</text:p>
      <text:p text:style-name="Preformatted_20_Text">=========================================</text:p>
      <text:p text:style-name="Preformatted_20_Text"><text:s text:c="3"/></text:p>
      <text:p text:style-name="Preformatted_20_Text">1. Se verán estos aspectos:</text:p>
      <text:p text:style-name="Preformatted_20_Text"><text:s text:c="6"/>Crear repositorio</text:p>
      <text:p text:style-name="Preformatted_20_Text"><text:s text:c="6"/>Agregar al repositorio</text:p>
      <text:p text:style-name="Preformatted_20_Text"><text:s text:c="6"/>Respaldar en el repositorio</text:p>
      <text:p text:style-name="Preformatted_20_Text">2. Tenemos tres zonas:</text:p>
      <text:p text:style-name="Preformatted_20_Text"><text:s text:c="6"/>- Directorio de trabajo</text:p>
      <text:p text:style-name="Preformatted_20_Text"><text:s text:c="8"/>(carpeta donde están nuestros ficheros)</text:p>
      <text:p text:style-name="Preformatted_20_Text"><text:s text:c="6"/>- Área de ensayo</text:p>
      <text:p text:style-name="Preformatted_20_Text"><text:s text:c="8"/>(Staging area)</text:p>
      <text:p text:style-name="Preformatted_20_Text"><text:s text:c="6"/>- Repositorio local</text:p>
      <text:p text:style-name="Preformatted_20_Text"><text:s text:c="8"/>(lugar donde se guardan las instantáneas)</text:p>
      <text:p text:style-name="Preformatted_20_Text">3. Una primera aproximación a los comandos y su significado</text:p>
      <text:p text:style-name="Preformatted_20_Text"><text:s text:c="6"/>$ git init</text:p>
      <text:p text:style-name="Preformatted_20_Text"><text:s text:c="8"/>Se ejecuta sólo una vez, al comienzo, y así se crea el repositorio</text:p>
      <text:p text:style-name="Preformatted_20_Text"><text:s text:c="8"/>local, en donde vamos a hacer un seguimiento de nuestros ficheros.</text:p>
      <text:p text:style-name="Preformatted_20_Text"><text:s text:c="6"/>$ git add</text:p>
      <text:p text:style-name="Preformatted_20_Text"><text:s text:c="9"/>Con esta orden se llevan los archivos del directorio de trabajo </text:p>
      <text:p text:style-name="Preformatted_20_Text"><text:s text:c="9"/>al área de ensayo</text:p>
      <text:p text:style-name="Preformatted_20_Text"><text:s text:c="6"/>$git commit</text:p>
      <text:p text:style-name="Preformatted_20_Text"><text:s text:c="9"/>Con esta orden se llevan los archivos del área de ensayo </text:p>
      <text:p text:style-name="Preformatted_20_Text"><text:s text:c="9"/>al repositorio local</text:p>
      <text:p text:style-name="Preformatted_20_Text">4. Creamos una carpeta donde pondremos nuestros ficheros y será </text:p>
      <text:p text:style-name="Preformatted_20_Text"><text:s text:c="3"/>el Directorio de trabajo.</text:p>
      <text:p text:style-name="Preformatted_20_Text"><text:s text:c="3"/>Ahora, en esta carpeta, botón derecho escoger "Git Bash Here" y se abre </text:p>
      <text:p text:style-name="Preformatted_20_Text"><text:s text:c="3"/>la consola de Git en esta carpeta.</text:p>
      <text:p text:style-name="Preformatted_20_Text"><text:s text:c="3"/>Escribimos "git init" y se crea el Repositorio local en esta carpeta.</text:p>
      <text:p text:style-name="Preformatted_20_Text"><text:s text:c="3"/>(viendo ocultos aparece .git)</text:p>
      <text:p text:style-name="Preformatted_20_Text">5. Indicar lo que va a ser seguido por Git</text:p>
      <text:p text:style-name="Preformatted_20_Text"><text:s text:c="6"/>$ git status -s </text:p>
      <text:p text:style-name="Preformatted_20_Text"><text:s text:c="6"/>(da el listado de todo lo que hay en el directorio de trabajo; </text:p>
      <text:p text:style-name="Preformatted_20_Text"><text:s text:c="7"/>los ficheros, con ?? delante, es que no se están siguiendo)</text:p>
      <text:p text:style-name="Preformatted_20_Text"><text:s text:c="3"/>Si queremos seguir sólo un fichero:</text:p>
      <text:p text:style-name="Preformatted_20_Text"><text:s text:c="6"/>$ git add &lt;fichero&gt; <text:s/>(git add caso.txt)</text:p>
      <text:p text:style-name="Preformatted_20_Text"><text:s text:c="6"/>$ git status -s</text:p>
      <text:p text:style-name="Preformatted_20_Text"><text:s text:c="6"/>(muesta el archivo, con A delante; es que está agregado al área de ensayo,</text:p>
      <text:p text:style-name="Preformatted_20_Text"><text:s text:c="7"/>se le está haciendo un seguimiento)</text:p>
      <text:p text:style-name="Preformatted_20_Text">6. Para hacer una instantánea</text:p>
      <text:p text:style-name="Preformatted_20_Text"><text:s text:c="6"/>$ git commit -m "&lt;descripción&gt;"</text:p>
      <text:p text:style-name="Preformatted_20_Text"><text:s text:c="3"/>Si ahora hacemos</text:p>
      <text:p text:style-name="Preformatted_20_Text"><text:s text:c="6"/>$ git status -s </text:p>
      <text:p text:style-name="Preformatted_20_Text"><text:s text:c="6"/>(No muestra lo que está respaldado, lo que está en el repositorio.</text:p>
      <text:p text:style-name="Preformatted_20_Text"><text:s text:c="7"/>Sí muestra lo que se está siguiendo, lo que está en el área de ensayo)</text:p>
      <text:p text:style-name="Preformatted_20_Text"><text:s text:c="3"/>Si ahora hacemos una modificación en un fichero</text:p>
      <text:p text:style-name="Preformatted_20_Text"><text:s text:c="6"/>Hasta que no hagamos "git add &lt;fichero&gt;", no se agregará </text:p>
      <text:p text:style-name="Preformatted_20_Text"><text:s text:c="6"/>al área de ensayo</text:p>
      <text:p text:style-name="Preformatted_20_Text">7. Para listar todas las instantáneas que están en el repositorio local</text:p>
      <text:p text:style-name="Preformatted_20_Text"><text:s text:c="6"/>$ git log --oneline</text:p>
      <text:p text:style-name="Preformatted_20_Text"><text:s text:c="6"/>(listará tantas instantáneas como commit se hayan realizado)</text:p>
      <text:p text:style-name="Preformatted_20_Text"><text:s text:c="6"/></text:p>
      <text:p text:style-name="Preformatted_20_Text">8. Para restaurar una instantánea concreta</text:p>
      <text:p text:style-name="Preformatted_20_Text"><text:s text:c="6"/>$ git reset --hard &lt;código de la instantánea&gt;</text:p>
      <text:p text:style-name="Preformatted_20_Text"><text:s text:c="3"/>Si ahora hacemos</text:p>
      <text:p text:style-name="Preformatted_20_Text"><text:s text:c="6"/>$ git log --oneline</text:p>
      <text:p text:style-name="Preformatted_20_Text"><text:s text:c="6"/>(muestra las instantáneas actuales. Si se restaura a </text:p>
      <text:p text:style-name="Preformatted_20_Text"><text:s text:c="7"/>una instantánea concreta, las instantáneas posteriores se pierden)</text:p>
      <text:p text:style-name="Preformatted_20_Text"><text:tab/> <text:s/></text:p>
      <text:p text:style-name="Preformatted_20_Text">-----------------------------------------</text:p>
      <text:p text:style-name="Preformatted_20_Text">git config --global user.username "&lt;nombre&gt;"</text:p>
      <text:p text:style-name="Preformatted_20_Text">git config --global user.email "&lt;email&gt;"</text:p>
      <text:p text:style-name="Preformatted_20_Text"><text:soft-page-break/></text:p>
      <text:p text:style-name="Preformatted_20_Text">=========================================</text:p>
      <text:p text:style-name="Preformatted_20_Text">C) <text:s/>Video 3 <text:s/>https://youtu.be/0UlqvTJzOL4 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subir un repositorio local a GitHub y</text:p>
      <text:p text:style-name="Preformatted_20_Text"><text:s text:c="6"/>- cómo hacer un seguimiento a todos los ficheros</text:p>
      <text:p text:style-name="Preformatted_20_Text"><text:s text:c="6"/>$ git add . </text:p>
      <text:p text:style-name="Preformatted_20_Text"><text:s text:c="8"/>(agrega al área de ensayo todos los ficheros)</text:p>
      <text:p text:style-name="Preformatted_20_Text"><text:s text:c="6"/>$ git log --oneline</text:p>
      <text:p text:style-name="Preformatted_20_Text"><text:s text:c="8"/>(veremos todos los commit)</text:p>
      <text:p text:style-name="Preformatted_20_Text"/>
      <text:p text:style-name="Preformatted_20_Text">2. Cómo hacer dos comandos en uno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8"/>(estos dos comandos se pueden hacer en uno, ver a continuación:)</text:p>
      <text:p text:style-name="Preformatted_20_Text"><text:s text:c="6"/>$ git commit -am <text:s/>"&lt;descripción&gt;"</text:p>
      <text:p text:style-name="Preformatted_20_Text"/>
      <text:p text:style-name="Preformatted_20_Text">3. Para corregir una descripción de un commit</text:p>
      <text:p text:style-name="Preformatted_20_Text"><text:s text:c="6"/>- abrir editor vim de esta forma:</text:p>
      <text:p text:style-name="Preformatted_20_Text"><text:s text:c="6"/>$ git commit --amend</text:p>
      <text:p text:style-name="Preformatted_20_Text"/>
      <text:p text:style-name="Preformatted_20_Text">4. Cómo subir a GitHub</text:p>
      <text:p text:style-name="Preformatted_20_Text"><text:s text:c="6"/>- Primero registrarse</text:p>
      <text:p text:style-name="Preformatted_20_Text"><text:s text:c="6"/>- En el segundo bloque (or push ..)</text:p>
      <text:p text:style-name="Preformatted_20_Text"><text:s text:c="12"/>1ª línea es para subir el repositorio local a GitHub</text:p>
      <text:p text:style-name="Preformatted_20_Text"><text:s text:c="12"/>3ª línea es para nuevas subidas a GitHub</text:p>
      <text:p text:style-name="Preformatted_20_Text"><text:s text:c="6"/>- Ahora se puede ver el repositorio subido</text:p>
      <text:p text:style-name="Preformatted_20_Text"><text:s text:c="8"/>(informa de los commit)</text:p>
      <text:p text:style-name="Preformatted_20_Text"><text:s text:c="8"/>En un commit, en el botón &lt;&gt;, se ve el estado, en esa instantánea,</text:p>
      <text:p text:style-name="Preformatted_20_Text"><text:s text:c="8"/>de los fichero</text:p>
      <text:p text:style-name="Preformatted_20_Text"><text:s text:c="6"/>- En GitHub podemos ver el estado de los ficheros, en los diferentes</text:p>
      <text:p text:style-name="Preformatted_20_Text"><text:s text:c="8"/>commit (aparece la descripción de los commit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D) <text:s/>Video 4 <text:s/>https://youtu.be/axXlYdyDD3I</text:p>
      <text:p text:style-name="Preformatted_20_Text">=========================================</text:p>
      <text:p text:style-name="Preformatted_20_Text"/>
      <text:p text:style-name="Preformatted_20_Text">1. Veremos </text:p>
      <text:p text:style-name="Preformatted_20_Text"><text:s text:c="6"/>- cómo editar archivos desde GitHub (en remoto) y después</text:p>
      <text:p text:style-name="Preformatted_20_Text"><text:s text:c="8"/>trasladarlos a local, sincronizarlos</text:p>
      <text:p text:style-name="Preformatted_20_Text"><text:s text:c="6"/>- cómo crear tags y para qué sirven</text:p>
      <text:p text:style-name="Preformatted_20_Text"><text:s text:c="6"/>- cómo clonar un repositorio, que está en remoto,</text:p>
      <text:p text:style-name="Preformatted_20_Text"><text:s text:c="8"/>a local (traerlo a local)</text:p>
      <text:p text:style-name="Preformatted_20_Text"><text:tab/><text:tab/></text:p>
      <text:p text:style-name="Preformatted_20_Text">2. Modificamos en remoto un archivo</text:p>
      <text:p text:style-name="Preformatted_20_Text"><text:s text:c="6"/>- lo editamos para realizar los cambios que queramos</text:p>
      <text:p text:style-name="Preformatted_20_Text"><text:s text:c="8"/>y pulsamos el botón "commit changes"</text:p>
      <text:p text:style-name="Preformatted_20_Text"><text:s text:c="8"/>(en este momento se guardan los cambio en remoto)</text:p>
      <text:p text:style-name="Preformatted_20_Text"><text:tab/><text:tab/></text:p>
      <text:p text:style-name="Preformatted_20_Text">3. Cómo traer lo de remoto a local</text:p>
      <text:p text:style-name="Preformatted_20_Text"><text:s text:c="6"/>- Recordar que para subir de local a remoto se utilizaba:</text:p>
      <text:p text:style-name="Preformatted_20_Text"><text:s text:c="6"/>$ git push</text:p>
      <text:p text:style-name="Preformatted_20_Text"><text:s text:c="6"/>- Pues para bajar de remoto a local se utiliza:</text:p>
      <text:p text:style-name="Preformatted_20_Text"><text:s text:c="6"/>$ git pull</text:p>
      <text:p text:style-name="Preformatted_20_Text"><text:s text:c="6"/>- git fech es muy parecido a git pull (pero se verá más adelante)</text:p>
      <text:p text:style-name="Preformatted_20_Text"><text:tab/> <text:s/></text:p>
      <text:p text:style-name="Preformatted_20_Text">4. Ahora queremos guardar una primera versión de nuestro proyecto (repositorio)</text:p>
      <text:p text:style-name="Preformatted_20_Text"><text:s text:c="3"/>(funciona bien, nos gusta como está)</text:p>
      <text:p text:style-name="Preformatted_20_Text"><text:s text:c="6"/>- Cómo hacemos esto: con tags podemos especificar versiones</text:p>
      <text:p text:style-name="Preformatted_20_Text"><text:s text:c="8"/>de nuestro proyecto</text:p>
      <text:p text:style-name="Preformatted_20_Text"><text:s text:c="6"/>- En GitHub, si vamos a nuestro proyecto, tenemos 0 tags</text:p>
      <text:p text:style-name="Preformatted_20_Text"><text:s text:c="6"/>- En local, en la consola, hacemos</text:p>
      <text:p text:style-name="Preformatted_20_Text"><text:s text:c="6"/>$ git log --oneline (y no vemos ningún tag)</text:p>
      <text:p text:style-name="Preformatted_20_Text"><text:s text:c="8"/>Ahora escribimos esto:</text:p>
      <text:p text:style-name="Preformatted_20_Text"><text:s text:c="6"/>$ git tag 11-02-21v1 -m "Versión 1 del proyecto"</text:p>
      <text:p text:style-name="Preformatted_20_Text"><text:s text:c="8"/>Si ahora hacemos</text:p>
      <text:p text:style-name="Preformatted_20_Text"><text:s text:c="6"/>$ git log --oneline (ya nos indica que creamos una tag)</text:p>
      <text:p text:style-name="Preformatted_20_Text"><text:s text:c="8"/>Para subir este tag ponemos</text:p>
      <text:p text:style-name="Preformatted_20_Text"><text:s text:c="6"/>$ git push --tags</text:p>
      <text:p text:style-name="Preformatted_20_Text"><text:s text:c="6"/>- Ahora en GitHub, actualizando, ya está la tag y nos ofrece la opción</text:p>
      <text:p text:style-name="Preformatted_20_Text"><text:s text:c="8"/>de descargar esta versión en un zip</text:p>
      <text:p text:style-name="Preformatted_20_Text"><text:s text:c="8"/>En el futuro, cuando se creen más tags, tendremos las diferentes</text:p>
      <text:p text:style-name="Preformatted_20_Text"><text:s text:c="8"/>versiones de nuestro proyecto.</text:p>
      <text:p text:style-name="Preformatted_20_Text"/>
      <text:p text:style-name="Preformatted_20_Text">5. Ahora simulamos un desastre </text:p>
      <text:p text:style-name="Preformatted_20_Text"><text:s text:c="3"/>(eliminamos en local la carpeta de nuestro proyecto)</text:p>
      <text:p text:style-name="Preformatted_20_Text"><text:s text:c="6"/>- cómo recuperar nuestro proyecto?</text:p>
      <text:p text:style-name="Preformatted_20_Text"><text:s text:c="6"/>- vamos a GitHub y en el botón Code vemos que podemos clonar</text:p>
      <text:p text:style-name="Preformatted_20_Text"><text:s text:c="8"/>el repositorio (nos muestra la URL)</text:p>
      <text:p text:style-name="Preformatted_20_Text"><text:s text:c="6"/>- En la consola, en local, nos ponemos en la carpeta donde </text:p>
      <text:p text:style-name="Preformatted_20_Text"><text:s text:c="8"/>queremos clonar el proyecto y escribimos</text:p>
      <text:p text:style-name="Preformatted_20_Text"><text:s text:c="6"/>$ git clone &lt;URL&gt;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=========================================</text:p>
      <text:p text:style-name="Preformatted_20_Text">E) <text:s/>Video 5 <text:s/>https://youtu.be/q9LJIHDgJtE</text:p>
      <text:p text:style-name="Preformatted_20_Text">=========================================</text:p>
      <text:p text:style-name="Preformatted_20_Text"/>
      <text:p text:style-name="Preformatted_20_Text">1. Rama o branch (es una línea de tiempo)</text:p>
      <text:p text:style-name="Preformatted_20_Text"><text:s text:c="6"/>- A esta línea de tiempo se le llama master</text:p>
      <text:p text:style-name="Preformatted_20_Text"><text:s text:c="6"/>- Se pueden crear vias líneas de tiempo paralelas</text:p>
      <text:p text:style-name="Preformatted_20_Text"><text:s text:c="6"/>- Así tenemos la línea de tiempo master</text:p>
      <text:p text:style-name="Preformatted_20_Text"><text:s text:c="8"/>(se puede volver a commit anteriores en la rama master)</text:p>
      <text:p text:style-name="Preformatted_20_Text"><text:s text:c="6"/>- Se puede añadir una línea de tiempo adicional para</text:p>
      <text:p text:style-name="Preformatted_20_Text"><text:s text:c="8"/>hacer pruebas y ver cómo quedaría el proyecto</text:p>
      <text:p text:style-name="Preformatted_20_Text"><text:s text:c="6"/>- En proyectos en los que hay varios programadores</text:p>
      <text:p text:style-name="Preformatted_20_Text"><text:s text:c="8"/>se pueden crear varias líneas de tiempo.</text:p>
      <text:p text:style-name="Preformatted_20_Text"><text:s text:c="8"/>(en una de esas ramas se trabajaría sobre unos ficheros</text:p>
      <text:p text:style-name="Preformatted_20_Text"><text:s text:c="9"/>y en otra se trabajaría sobre otros ficheros)</text:p>
      <text:p text:style-name="Preformatted_20_Text"><text:s text:c="6"/>- Se puede crear una rama adicional. Así estaría la master</text:p>
      <text:p text:style-name="Preformatted_20_Text"><text:s text:c="8"/>y además la rama adicional. Y se puede trabajar a la vez</text:p>
      <text:p text:style-name="Preformatted_20_Text"><text:s text:c="8"/>en las dos ramas.</text:p>
      <text:p text:style-name="Preformatted_20_Text"><text:s text:c="8"/>(esta rama adicional sería, por ejemplo, para pruebas)</text:p>
      <text:p text:style-name="Preformatted_20_Text"/>
      <text:p text:style-name="Preformatted_20_Text">2. Fusión de ramas (merge)</text:p>
      <text:p text:style-name="Preformatted_20_Text"><text:s text:c="6"/>- Se puede trabajar con muchas ramas a la vez.</text:p>
      <text:p text:style-name="Preformatted_20_Text"><text:s text:c="6"/>- Depués se pueden unir las ramas adicionales en la</text:p>
      <text:p text:style-name="Preformatted_20_Text"><text:s text:c="8"/>rama master, es una fusión.</text:p>
      <text:p text:style-name="Preformatted_20_Text"><text:s text:c="6"/>- Advertencia: se puede modificar el mismo fichero en dos ramas</text:p>
      <text:p text:style-name="Preformatted_20_Text"><text:s text:c="8"/>diferentes </text:p>
      <text:p text:style-name="Preformatted_20_Text"><text:s text:c="8"/>(aquí surge un conflicto: se está modificando lo mismo en </text:p>
      <text:p text:style-name="Preformatted_20_Text"><text:s text:c="9"/>el mismo fichero en dos ramas diferentes).</text:p>
      <text:p text:style-name="Preformatted_20_Text"/>
      <text:p text:style-name="Preformatted_20_Text">3. Caso práctico</text:p>
      <text:p text:style-name="Preformatted_20_Text"><text:s text:c="6"/>- Pasos: a)creamos una rama adicional, b)se harán cambios en las dos</text:p>
      <text:p text:style-name="Preformatted_20_Text"><text:s text:c="8"/>ramas y después c)se fusionarán.</text:p>
      <text:p text:style-name="Preformatted_20_Text"><text:s text:c="6"/>$ git log --oneline (se ven los commit)</text:p>
      <text:p text:style-name="Preformatted_20_Text"><text:s text:c="6"/>- En el último commit aparecee la palabra master.</text:p>
      <text:p text:style-name="Preformatted_20_Text"><text:s text:c="8"/>(estamos en la rama master, no hay más ramas)</text:p>
      <text:p text:style-name="Preformatted_20_Text"><text:s text:c="6"/>- Supongamos que queremos modificar ciertos archivos</text:p>
      <text:p text:style-name="Preformatted_20_Text"><text:s text:c="8"/>para ver cómo quedaría el proyecto o bien deseamos</text:p>
      <text:p text:style-name="Preformatted_20_Text"><text:s text:c="8"/>hacer pruebas.</text:p>
      <text:p text:style-name="Preformatted_20_Text"><text:s text:c="8"/>(en este caso lo que se debería hacer es crear</text:p>
      <text:p text:style-name="Preformatted_20_Text"><text:s text:c="9"/>una nueva rama adicional, para realizar los cambios</text:p>
      <text:p text:style-name="Preformatted_20_Text"><text:s text:c="9"/>que deseamos)</text:p>
      <text:p text:style-name="Preformatted_20_Text"/>
      <text:p text:style-name="Preformatted_20_Text">4.- Crear rama adicional</text:p>
      <text:p text:style-name="Preformatted_20_Text"><text:s text:c="6"/>$ git branch &lt;nombre&gt; (ej: git branch adicional)</text:p>
      <text:p text:style-name="Preformatted_20_Text"><text:s text:c="6"/>- Hacemos un "git log --oneline" y aparecerán 2 ramas</text:p>
      <text:p text:style-name="Preformatted_20_Text"><text:s text:c="6"/>$ git branch </text:p>
      <text:p text:style-name="Preformatted_20_Text"><text:s text:c="8"/>(nos muestra las ramas existentes y en que rama estamos)</text:p>
      <text:p text:style-name="Preformatted_20_Text"><text:s text:c="6"/>- Las modificaciones que hagamos serán en la rama donde</text:p>
      <text:p text:style-name="Preformatted_20_Text"><text:s text:c="8"/>estemos.</text:p>
      <text:p text:style-name="Preformatted_20_Text"><text:s text:c="6"/>- Para movernos a una rama:</text:p>
      <text:p text:style-name="Preformatted_20_Text"><text:s text:c="6"/>$ git checkout &lt;nombre-rama&gt;</text:p>
      <text:p text:style-name="Preformatted_20_Text"><text:s text:c="8"/>(ej: git checkout adicional)</text:p>
      <text:p text:style-name="Preformatted_20_Text"><text:s text:c="6"/>$ git branch</text:p>
      <text:p text:style-name="Preformatted_20_Text"><text:s text:c="8"/>(ahora nos indica en la rama donde estamos)</text:p>
      <text:p text:style-name="Preformatted_20_Text"><text:s text:c="8"/>Hacemos cambios y ya son en la nueva rama donde</text:p>
      <text:p text:style-name="Preformatted_20_Text"><text:s text:c="8"/>estamos (por ejemplo, en la rama adicional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se ve el commit en la nueva rama)</text:p>
      <text:p text:style-name="Preformatted_20_Text"><text:s text:c="6"/>- Al movernos a la rama master, todo lo hecho en la</text:p>
      <text:p text:style-name="Preformatted_20_Text"><text:s text:c="8"/>otra rama (la rama adicional) no estará.</text:p>
      <text:p text:style-name="Preformatted_20_Text"><text:s text:c="6"/>$ git checkout master</text:p>
      <text:p text:style-name="Preformatted_20_Text"><text:s text:c="8"/>(el proyecto vuelve a estar como lo teníamos en la </text:p>
      <text:p text:style-name="Preformatted_20_Text"><text:s text:c="9"/>rama master)</text:p>
      <text:p text:style-name="Preformatted_20_Text"><text:s text:c="6"/>- Si nos movemos de nuevo a la rama adicional, </text:p>
      <text:p text:style-name="Preformatted_20_Text"><text:s text:c="8"/>el proyecto estará como lo dejamos, cuando la</text:p>
      <text:p text:style-name="Preformatted_20_Text"><text:s text:c="8"/>abandonamos.</text:p>
      <text:p text:style-name="Preformatted_20_Text"><text:s text:c="6"/>- Es una forma de trabajar con dos copias del mismo</text:p>
      <text:p text:style-name="Preformatted_20_Text"><text:s text:c="8"/>proyecto e ir de una a otra.</text:p>
      <text:p text:style-name="Preformatted_20_Text"><text:s text:c="6"/>- Nos movemos de nuevo a la rama master y modificamos</text:p>
      <text:p text:style-name="Preformatted_20_Text"><text:s text:c="8"/>un fichero que ya habíamos modificado en la rama</text:p>
      <text:p text:style-name="Preformatted_20_Text"><text:s text:c="8"/>adicional.</text:p>
      <text:p text:style-name="Preformatted_20_Text"><text:s text:c="6"/>- Seguidamente agregamos las modificaciones al</text:p>
      <text:p text:style-name="Preformatted_20_Text"><text:s text:c="8"/>área de ensayo y hacemos instantánea:</text:p>
      <text:p text:style-name="Preformatted_20_Text"><text:s text:c="6"/>$ git add .</text:p>
      <text:p text:style-name="Preformatted_20_Text"><text:s text:c="6"/>$ git commit -m "&lt;descripción&gt;"</text:p>
      <text:p text:style-name="Preformatted_20_Text"><text:s text:c="6"/>$ git log --oneline</text:p>
      <text:p text:style-name="Preformatted_20_Text"><text:s text:c="8"/>(ahora no se ve el commit hecho en la rama </text:p>
      <text:p text:style-name="Preformatted_20_Text"><text:s text:c="9"/>adicional)</text:p>
      <text:p text:style-name="Preformatted_20_Text"><text:s text:c="6"/>- Si nos movemos a la rama adicional, vemos</text:p>
      <text:p text:style-name="Preformatted_20_Text"><text:s text:c="8"/>el commit hecho en esta rama, pero no el hecho en</text:p>
      <text:p text:style-name="Preformatted_20_Text"><text:s text:c="8"/>la rama master.</text:p>
      <text:p text:style-name="Preformatted_20_Text"><text:s text:c="8"/>(es como si fueran dos proyectos diferentes)</text:p>
      <text:p text:style-name="Preformatted_20_Text"/>
      <text:p text:style-name="Preformatted_20_Text">5. ¿Cómo fusionamos lo hecho en ambas ramas?</text:p>
      <text:p text:style-name="Preformatted_20_Text"><text:s text:c="6"/>- Para hace un merge hay que moverse obligatoriamente</text:p>
      <text:p text:style-name="Preformatted_20_Text"><text:s text:c="8"/>a la rama master.</text:p>
      <text:p text:style-name="Preformatted_20_Text"><text:s text:c="8"/>(el merge se debe hacer desde la rama master)</text:p>
      <text:p text:style-name="Preformatted_20_Text"><text:s text:c="6"/>$ git merge &lt;nombre-rama&gt;</text:p>
      <text:p text:style-name="Preformatted_20_Text"><text:s text:c="8"/>(nos informa de que hay conflictos y que no </text:p>
      <text:p text:style-name="Preformatted_20_Text"><text:s text:c="9"/>se hizo el merge)</text:p>
      <text:p text:style-name="Preformatted_20_Text"><text:s text:c="6"/>- Veremos en otro vídeo cómo resolver este conflicto</text:p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02-14T06:02:56.387000000</dc:date>
    <meta:editing-duration>PT4M37S</meta:editing-duration>
    <meta:editing-cycles>1</meta:editing-cycles>
    <meta:document-statistic meta:table-count="0" meta:image-count="0" meta:object-count="0" meta:page-count="6" meta:paragraph-count="261" meta:word-count="1698" meta:character-count="11152" meta:non-whitespace-character-count="8322"/>
  </office:meta>
</office:document-meta>
</file>